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2" draw:name="Title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This is Presentation</text:span></text:p>
          </draw:text-box>
          <svg:title/>
          <svg:desc/>
        </draw:frame>
        <draw:frame draw:id="id64" presentation:style-name="a366" draw:name="Subtitle 2" svg:x="1.66667in" svg:y="3.93924in" svg:width="10in" svg:height="1.81076in" presentation:class="subtitle" presentation:placeholder="false">
          <draw:text-box>
            <text:p text:style-name="a365" text:class-names="" text:cond-style-name=""><text:span text:style-name="a363" text:class-names="">This is the contents under<text:s text:c="1"/></text:span><text:span text:style-name="a364" text:class-names="">this slide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5/19/2016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5/19/2016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5/19/2016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5/19/2016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5/19/2016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5/19/2016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5/19/2016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5/19/2016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5/19/2016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5/19/2016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5/19/2016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5/19/2016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is is Presentation</dc:title>
    <meta:initial-creator>Zeeshan Shafqat</meta:initial-creator>
    <dc:creator>Zeeshan Shafqat</dc:creator>
    <meta:creation-date>2016-05-19T11:43:16Z</meta:creation-date>
    <dc:date>2016-05-26T19:29:09Z</dc:date>
    <meta:editing-cycles>1</meta:editing-cycles>
    <meta:editing-duration>PT13S</meta:editing-duration>
    <meta:document-statistic meta:paragraph-count="2" meta:word-count="10"/>
  </office:meta>
</office:document-meta>
</file>